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2.968cm" fo:min-width="2.71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342cm" fo:min-width="1.09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3.116cm" fo:min-width="2.8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337cm" fo:min-width="0.97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337cm" fo:min-width="0.97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337cm" fo:min-width="0.9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336cm" fo:min-width="0.971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_33__20_Dashes_20_3_20_Dots_20__28_var_29_" svg:stroke-width="0.018cm" svg:stroke-color="#111111" draw:marker-start-width="0.227cm" draw:marker-end-width="0.227cm" draw:fill-color="#ffffff" draw:textarea-horizontal-align="justify" draw:textarea-vertical-align="middle" draw:auto-grow-height="false" fo:min-height="0.132cm" fo:min-width="0cm" fo:padding-top="0.134cm" fo:padding-bottom="0.134cm" fo:padding-left="0.259cm" fo:padding-right="0.259cm"/>
    </style:style>
    <style:style style:name="gr9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3.5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F</text:span><text:span text:style-name="T1">u</text:span><text:span text:style-name="T1">r</text:span><text:span text:style-name="T1">t</text:span><text:span text:style-name="T1">h</text:span><text:span text:style-name="T1">e</text:span><text:span text:style-name="T1">r</text:span><text:span text:style-name="T1"> </text:span><text:span text:style-name="T1">a</text:span><text:span text:style-name="T1">r</text:span><text:span text:style-name="T1">c</text:span><text:span text:style-name="T1">h</text:span><text:span text:style-name="T1">i</text:span><text:span text:style-name="T1">t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1">:</text:span><text:span text:style-name="T1"> </text:span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A</text:span><text:span text:style-name="T1">N</text:span><text:span text:style-name="T1">N</text:span></text:p>
          </draw:text-box>
        </draw:frame>
        <draw:frame presentation:style-name="pr2" draw:text-style-name="P1" draw:layer="layout" svg:width="25.199cm" svg:height="3.579cm" svg:x="1.001cm" svg:y="4.021cm" presentation:class="subtitle" presentation:placeholder="true" presentation:user-transformed="true">
          <draw:text-box/>
        </draw:frame>
        <draw:custom-shape draw:style-name="gr1" draw:text-style-name="P2" draw:layer="layout" svg:width="3.252cm" svg:height="3.252cm" svg:x="4.6cm" svg:y="1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2cm" svg:height="3.252cm" svg:x="4.983cm" svg:y="12.5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2cm" svg:height="3.252cm" svg:x="5.365cm" svg:y="12.9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2cm" svg:height="3.252cm" svg:x="5.748cm" svg:y="13.3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26cm" svg:height="1.626cm" svg:x="10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26cm" svg:height="1.626cm" svg:x="10.191cm" svg:y="14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26cm" svg:height="1.626cm" svg:x="10.383cm" svg:y="14.7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26cm" svg:height="1.626cm" svg:x="10.574cm" svg:y="14.9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3.4cm" svg:x="12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3.4cm" svg:x="12.4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3.4cm" svg:x="12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3.4cm" svg:x="13.2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2cm" svg:height="3.252cm" svg:x="4.6cm" svg:y="1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2cm" svg:height="3.252cm" svg:x="4.983cm" svg:y="12.5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2cm" svg:height="3.252cm" svg:x="5.365cm" svg:y="12.9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2cm" svg:height="3.252cm" svg:x="5.748cm" svg:y="13.3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3.4cm" svg:x="13.6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3.4cm" svg:x="14cm" svg:y="1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3.4cm" svg:x="14.4cm" svg:y="1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3.4cm" svg:x="14.8cm" svg:y="1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05cm" svg:height="1.621cm" svg:x="18.6cm" svg:y="1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06cm" svg:height="1.621cm" svg:x="18.777cm" svg:y="14.3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04cm" svg:height="1.621cm" svg:x="18.955cm" svg:y="14.5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05cm" svg:height="1.621cm" svg:x="18.6cm" svg:y="1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06cm" svg:height="1.621cm" svg:x="18.777cm" svg:y="14.3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04cm" svg:height="1.621cm" svg:x="18.955cm" svg:y="14.5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06cm" svg:height="1.621cm" svg:x="19.163cm" svg:y="14.8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04cm" svg:height="1.621cm" svg:x="19.341cm" svg:y="14.9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05cm" svg:height="1.62cm" svg:x="19.518cm" svg:y="15.1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05cm" svg:height="1.621cm" svg:x="19.695cm" svg:y="15.3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06cm" svg:height="1.621cm" svg:x="19.163cm" svg:y="14.8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04cm" svg:height="1.621cm" svg:x="19.341cm" svg:y="14.9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05cm" svg:height="1.62cm" svg:x="19.518cm" svg:y="15.1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05cm" svg:height="1.621cm" svg:x="19.695cm" svg:y="15.3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8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8cm" svg:y="1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8cm" svg:y="1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8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8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8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8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2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2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2cm" svg:y="1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2cm" svg:y="1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2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2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2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2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6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cm" svg:y="1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cm" svg:y="1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4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4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4cm" svg:y="1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4cm" svg:y="1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4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4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4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4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8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8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8cm" svg:y="1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8cm" svg:y="1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8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8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8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8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2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2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2cm" svg:y="1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2cm" svg:y="1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2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2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2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2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6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6cm" svg:y="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6cm" svg:y="1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6cm" svg:y="1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6cm" svg:y="13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6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6cm" svg:y="1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6cm" svg:y="1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21:33:12.695454337</meta:creation-date>
    <dc:date>2017-07-11T00:42:15.682482910</dc:date>
    <meta:editing-duration>PT38M17S</meta:editing-duration>
    <meta:editing-cycles>1</meta:editing-cycles>
    <meta:document-statistic meta:object-count="131"/>
    <meta:generator>LibreOffice/5.3.1.2$Linux_X86_64 LibreOffice_project/30m0$Build-2</meta:generator>
  </office:meta>
</office:document-meta>
</file>